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rsid="000efdfb" officeooo:paragraph-rsid="000efdfb" style:font-size-asian="12.25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0efdfb" officeooo:paragraph-rsid="000f3569" style:font-size-asian="12.25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officeooo:rsid="000f3569" officeooo:paragraph-rsid="000f3569" style:font-size-asian="12.25pt" style:font-size-complex="14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0fb854" officeooo:paragraph-rsid="000fb854" style:font-size-asian="12.25pt" style:font-weight-asian="bold" style:font-size-complex="14pt" style:font-weight-complex="bold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112fa2" officeooo:paragraph-rsid="00112fa2" style:font-size-asian="12.25pt" style:font-weight-asian="bold" style:font-size-complex="14pt" style:font-weight-complex="bold"/>
    </style:style>
    <style:style style:name="T1" style:family="text">
      <style:text-properties officeooo:rsid="000f356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2fa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lient x Server</text:h>
      <text:p text:style-name="P2">O dispositivo utilizado para acessar serviços na internet é o client, quem manda os dados para esses serviços são os servidores, ou seja, o client é quem usa e o servidor é quem fornece o conteudo (para ser usado).</text:p>
      <text:p text:style-name="P3">Para utilizar esses serviços é necessario acessar a internet, para acessar a internet é necessario um navegador. <text:span text:style-name="T1">Para usar um serviço é necessario declarar uma URL (no navegador), essa URL vai para a infraestrutura da internet que desvia para algum servidor.</text:span></text:p>
      <text:p text:style-name="P4">Servidores são parecidos com uma maquina, tem um sistema operacional, pastas e dentro dessas pastas tem arquivos, esses arquivos são os conteudos requisitados, podendo ser uma foto, texto, video etc. Na maioria das vezes é um documento HTML, uma copia desse documento sai do servidor e é enviado para o client (navegador). O navegador trabalha pra gerar o efeito visual, o site.</text:p>
      <text:p text:style-name="P5">Resumindo: <text:span text:style-name="T2">O client é o usuario e o que ele quer é um bando de arquivos, esses arquivos são enviados pelos servidores. A parte do cliente utiliza tecnologias client side (para o cliente) e a parte dos servidores utiliza tecnologias server side (para os servidores).</text:span></text:p>
      <text:p text:style-name="P5"><text:span text:style-name="T2">O javascript surgiu como uma tecnologia para client, porem com o passar do tempo fizeram ele funcionar para servidores tambem.</text:span></text:p>
      <text:p text:style-name="P5"><text:span text:style-name="T3"/></text:p>
      <text:p text:style-name="P6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9T07:12:57.783897892</meta:creation-date>
    <dc:date>2022-08-29T16:50:31.463076701</dc:date>
    <meta:editing-duration>PT5H13M38S</meta:editing-duration>
    <meta:editing-cycles>1</meta:editing-cycles>
    <meta:document-statistic meta:table-count="0" meta:image-count="0" meta:object-count="0" meta:page-count="1" meta:paragraph-count="6" meta:word-count="210" meta:character-count="1256" meta:non-whitespace-character-count="1052"/>
    <meta:generator>LibreOffice/7.3.5.2$Linux_X86_64 LibreOffice_project/30$Build-2</meta:generator>
  </office:meta>
</office:document-meta>
</file>